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  <table:table-cell table:number-columns-repeated="5"/>
          <table:table-cell office:value-type="string">
            <text:p>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 table:number-columns-repeated="5"/>
          <table:table-cell office:value-type="string">
            <text:p>zurue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 table:number-columns-repeated="5"/>
          <table:table-cell office:value-type="string">
            <text:p>recht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 table:number-columns-repeated="5"/>
          <table:table-cell office:value-type="string">
            <text:p>link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 table:number-columns-repeated="5"/>
          <table:table-cell office:value-type="string">
            <text:p>gar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 table:number-columns-repeated="5"/>
          <table:table-cell office:value-type="string">
            <text:p>labyrint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  <table:table-cell table:number-columns-repeated="5"/>
          <table:table-cell office:value-type="string">
            <text:p>eingangshall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  <table:table-cell table:number-columns-repeated="5"/>
          <table:table-cell office:value-type="string">
            <text:p>bücherei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  <table:table-cell table:number-columns-repeated="5"/>
          <table:table-cell office:value-type="string">
            <text:p>music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  <table:table-cell table:number-columns-repeated="5"/>
          <table:table-cell office:value-type="string">
            <text:p>billiar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  <table:table-cell table:number-columns-repeated="5"/>
          <table:table-cell office:value-type="string">
            <text:p>lag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6"/>
          <table:table-cell office:value-type="string">
            <text:p>wei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  <table:table-cell office:value-type="string">
            <text:p>küch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6"/>
          <table:table-cell office:value-type="string">
            <text:p>speisesaa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6"/>
          <table:table-cell office:value-type="string">
            <text:p>arbei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6"/>
          <table:table-cell office:value-type="string">
            <text:p>scarllet Z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6"/>
          <table:table-cell office:value-type="string">
            <text:p>elliot Z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6"/>
          <table:table-cell office:value-type="string">
            <text:p>dean Z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6"/>
          <table:table-cell office:value-type="string">
            <text:p>edward Z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6"/>
          <table:table-cell office:value-type="string">
            <text:p>scarrle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6"/>
          <table:table-cell office:value-type="string">
            <text:p>ellio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6"/>
          <table:table-cell office:value-type="string">
            <text:p>dean <text:s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6"/>
          <table:table-cell office:value-type="string">
            <text:p>edward <text:s/>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table:number-columns-repeated="6"/>
          <table:table-cell office:value-type="string">
            <text:p>viola 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table:number-columns-repeated="6"/>
          <table:table-cell office:value-type="string">
            <text:p>play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table:number-columns-repeated="6"/>
          <table:table-cell office:value-type="string">
            <text:p>key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table:number-columns-repeated="6"/>
          <table:table-cell office:value-type="string">
            <text:p>galerie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table:number-columns-repeated="6"/>
          <table:table-cell office:value-type="string">
            <text:p>flur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table:number-columns-repeated="6"/>
          <table:table-cell office:value-type="string">
            <text:p>schloss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table:number-columns-repeated="6"/>
          <table:table-cell office:value-type="string">
            <text:p>aussenbereich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table:number-columns-repeated="6"/>
          <table:table-cell office:value-type="string">
            <text:p>tuer</text:p>
          </table:table-cell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table:number-columns-repeated="6"/>
          <table:table-cell office:value-type="string">
            <text:p>treppe</text:p>
          </table:table-cell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24.03.2017</text:date>, <text:time>00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4M19S</meta:editing-duration>
    <meta:editing-cycles>21</meta:editing-cycles>
    <meta:generator>OpenOffice/4.1.3$Win32 OpenOffice.org_project/413m1$Build-9783</meta:generator>
    <dc:date>2017-03-24T00:06:43.27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